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456b"/>
    </style:style>
    <style:style style:name="P2" style:family="paragraph" style:parent-style-name="Standard">
      <style:text-properties officeooo:rsid="000adcfb" officeooo:paragraph-rsid="000adcfb"/>
    </style:style>
    <style:style style:name="P3" style:family="paragraph" style:parent-style-name="Standard">
      <style:text-properties officeooo:rsid="000adcfb" officeooo:paragraph-rsid="000b3f60"/>
    </style:style>
    <style:style style:name="P4" style:family="paragraph" style:parent-style-name="Standard">
      <style:text-properties officeooo:paragraph-rsid="000adcfb"/>
    </style:style>
    <style:style style:name="T1" style:family="text">
      <style:text-properties officeooo:rsid="000a456b"/>
    </style:style>
    <style:style style:name="T2" style:family="text">
      <style:text-properties officeooo:rsid="000adcfb"/>
    </style:style>
    <style:style style:name="T3" style:family="text">
      <style:text-properties officeooo:rsid="000b3f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31) </text:span>Grandeur mesurée : température. Grandeur de sortie : résistance.</text:p>
      <text:p text:style-name="Standard"/>
      <text:p text:style-name="P1"><text:span text:style-name="T1">33) </text:span>R = 3,00 kΩ, d’où θ = 25,0 °C</text:p>
      <text:p text:style-name="P1"/>
      <text:p text:style-name="P1"><text:span text:style-name="T1">34) </text:span>Écart ε = 0,1°C ; acceptable car &lt; 0,3 °C.</text:p>
      <text:p text:style-name="P1"/>
      <text:p text:style-name="P1"><text:span text:style-name="T1">q35 ) </text:span>. Filtre passe bas. </text:p>
      <text:p text:style-name="P1"/>
      <text:p text:style-name="P1"><text:span text:style-name="T1">Q36) </text:span>Récursif car la grandeur de sortie yn dépend de la grandeur de sortie antérieure yn-1</text:p>
      <text:p text:style-name="P1"/>
      <text:p text:style-name="P1"><text:span text:style-name="T1">q38) </text:span>T( z ) = 0 ,112 1 - 0 ,888·z -1</text:p>
      <text:p text:style-name="P1"/>
      <text:p text:style-name="P1"><text:span text:style-name="T1">39) </text:span>Filtre stable car le module du pôle de T(z) qui vaut 0,888 est inférieur à 1.</text:p>
      <text:p text:style-name="P1"/>
      <text:p text:style-name="P1"><text:span text:style-name="T1">40) </text:span>f/fe = 0,2 pour un facteur d’atténuation de 10.</text:p>
      <text:p text:style-name="P1"/>
      <text:p text:style-name="P4"><text:span text:style-name="T2">41) </text:span>Le filtre remplit son rôle en atténuant d’un facteur 10 les fréquences parasites car à partir de la fréquence f = 10 x 0,20 = 2,0 kHz, l’atténuation est supérieure à 10. T ≤ 0,1 pour f ≥ 2,0 kHz</text:p>
      <text:p text:style-name="P2"/>
      <text:p text:style-name="P4"><text:span text:style-name="T2">42) <text:s/></text:span>PE = 10·log100 = 20,0 dBm <text:s text:c="3"/><text:span text:style-name="T2">100=pmax</text:span></text:p>
      <text:p text:style-name="P4"/>
      <text:p text:style-name="P4"><text:span text:style-name="T2">43) </text:span>α = PE - PR - p + GR α = 20,0 - (-74) - 20 + 4 = 78 dB</text:p>
      <text:p text:style-name="P2"/>
      <text:p text:style-name="P4"><text:span text:style-name="T2">44 ) </text:span>λ = c f λ = 3,0·108 / 2,4·109 = 0,125 m</text:p>
      <text:p text:style-name="P4"/>
      <text:p text:style-name="P2">45) d=a/4pie,10^-a/20</text:p>
      <text:p text:style-name="P2">d=0,125/(4pie,10^-78<text:span text:style-name="T3">=79m</text:span></text:p>
      <text:p text:style-name="P3"/>
      <text:p text:style-name="P3"><text:span text:style-name="T3">46)</text:span>Il s’agit d’un défaut de court-circuit car l’onde réfléchie est inversée. Tension résultante nulle pour un CC. </text:p>
      <text:p text:style-name="P3">Q47. Polyéthylène donc PVF = 0,64 </text:p>
      <text:p text:style-name="P3">Q48. v = c·PVF = 3,0·108 x 0,64 = 1,9·108 m·s-1.</text:p>
      <text:p text:style-name="P3"><text:s/>Q49. ,t = 10,4 x 10·10-9 = 104 ns 103 ns, 105 ns, 106 ns et 107 ns sont des réponses acceptées. Q50. d = v·,t / 2 = (1,9·108 x 104·10-9 ) / 2 = 9,9 m </text:p>
      <text:p text:style-name="P3">Q51. Tb = 104 µs </text:p>
      <text:p text:style-name="P3">Q52. D =1/Tb = 1/104·10-6 = 9,61·103 bit·s-1 Le débit binaire de la documentation indique une valeur de 9600 bit·s-1 qui correspond à la valeur déterminée expérimentalement.</text:p>
      <text:p text:style-name="P3"><text:s/>Q53. Bit de poids faible en premier (00111101)B ↔ Bit de poids fort en premier (10111100)B</text:p>
      <text:p text:style-name="P3"><text:s/>Q54. Le 6eme bit après le start vaut 1 : (00111101) donc la transmission est de qualité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1:05:05.808267599</meta:creation-date>
    <dc:date>2023-03-14T11:29:16.322730791</dc:date>
    <meta:editing-duration>PT3M10S</meta:editing-duration>
    <meta:editing-cycles>1</meta:editing-cycles>
    <meta:document-statistic meta:table-count="0" meta:image-count="0" meta:object-count="0" meta:page-count="1" meta:paragraph-count="22" meta:word-count="317" meta:character-count="1535" meta:non-whitespace-character-count="1228"/>
    <meta:generator>LibreOffice/7.3.5.2$Linux_X86_64 LibreOffice_project/30$Build-2</meta:generator>
  </office:meta>
</office:document-meta>
</file>